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ampanya1</text:p>
          </table:table-cell>
          <table:table-cell office:value-type="float" office:value="11122015" calcext:value-type="float">
            <text:p>11122015</text:p>
          </table:table-cell>
          <table:table-cell office:value-type="float" office:value="1102013" calcext:value-type="float">
            <text:p>1102013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ampanya2</text:p>
          </table:table-cell>
          <table:table-cell office:value-type="float" office:value="11052016" calcext:value-type="float">
            <text:p>11052016</text:p>
          </table:table-cell>
          <table:table-cell office:value-type="float" office:value="1102012" calcext:value-type="float">
            <text:p>1102012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campanya3</text:p>
          </table:table-cell>
          <table:table-cell office:value-type="float" office:value="11092017" calcext:value-type="float">
            <text:p>11092017</text:p>
          </table:table-cell>
          <table:table-cell office:value-type="float" office:value="1102011" calcext:value-type="float">
            <text:p>1102011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ampanya4</text:p>
          </table:table-cell>
          <table:table-cell office:value-type="float" office:value="11052018" calcext:value-type="float">
            <text:p>11052018</text:p>
          </table:table-cell>
          <table:table-cell office:value-type="float" office:value="1102010" calcext:value-type="float">
            <text:p>1102010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7">00/00/0000</text:date>, <text:time style:data-style-name="N2" text:time-value="12:31:56.6996515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1:38:37.746778980</meta:creation-date>
    <meta:generator>LibreOffice/4.2.6.3$Linux_X86_64 LibreOffice_project/420m0$Build-3</meta:generator>
    <dc:date>2014-10-07T12:33:49.222325278</dc:date>
    <meta:editing-duration>P0D</meta:editing-duration>
    <meta:editing-cycles>2</meta:editing-cycles>
    <meta:document-statistic meta:table-count="1" meta:cell-count="20" meta:object-count="0"/>
  </office:meta>
</office:document-meta>
</file>